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9A20FE86.png"/>
  <manifest:file-entry manifest:media-type="image/png" manifest:full-path="Pictures/10000201000000800000008020EC6305.png"/>
  <manifest:file-entry manifest:media-type="image/png" manifest:full-path="Pictures/10000201000003E7000003146B8955FF.png"/>
  <manifest:file-entry manifest:media-type="image/png" manifest:full-path="Pictures/10000201000000F20000014C5592AAE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5cm" draw:marker-start-width="0.229cm" draw:marker-end-width="0.229cm" draw:fill="none" draw:fill-color="#000000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solid" draw:fill-color="#ff8080" draw:textarea-horizontal-align="right" draw:textarea-vertical-align="bottom" fo:padding-left="0.127cm"/>
    </style:style>
    <style:style style:name="gr3" style:family="graphic" style:parent-style-name="standard">
      <style:graphic-properties draw:stroke="none" draw:fill="solid" draw:fill-color="#e6e6ff" draw:textarea-vertical-align="middle"/>
    </style:style>
    <style:style style:name="gr4" style:family="graphic" style:parent-style-name="standard">
      <style:graphic-properties draw:fill="solid" draw:fill-color="#cccccc" draw:textarea-horizontal-align="center" draw:textarea-vertical-align="middle" fo:padding-left="0.1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cc99" draw:textarea-vertical-align="middle"/>
    </style:style>
    <style:style style:name="gr10" style:family="graphic" style:parent-style-name="objectwithoutfill">
      <style:graphic-properties svg:stroke-width="0.051cm" svg:stroke-color="#808080" draw:marker-start-width="0.127cm" draw:marker-end="" draw:marker-end-width="0.127cm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808080" draw:marker-start-width="0.127cm" draw:marker-end="Arrow" draw:marker-end-width="0.127cm" draw:fill="none" draw:fill-color="#000000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fill-color="#ffffff" draw:textarea-vertical-align="middle"/>
    </style:style>
    <style:style style:name="gr13" style:family="graphic" style:parent-style-name="objectwithoutfill">
      <style:graphic-properties svg:stroke-width="0.051cm" svg:stroke-color="#0000ff" draw:marker-start-width="0.127cm" draw:marker-end="Arrow" draw:marker-end-width="0.127cm" draw:fill="none" draw:fill-color="#000000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ff" draw:marker-start-width="0.127cm" draw:marker-end="" draw:marker-end-width="0.127cm" draw:fill="none" draw:fill-color="#00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ccffff" draw:textarea-horizontal-align="left" draw:textarea-vertical-align="top" fo:padding-left="0.12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  <style:text-properties fo:font-family="Palatino" style:font-family-generic="roman" style:font-pitch="variable" fo:font-size="10.5pt" style:font-size-asian="10.5pt" style:font-size-complex="10.5pt"/>
    </style:style>
    <style:style style:name="P6" style:family="paragraph">
      <style:text-properties fo:font-family="Palatino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family="Palatino" style:font-family-generic="roman" style:font-pitch="variable" fo:font-size="9pt" style:font-size-asian="9pt" style:font-size-complex="9pt"/>
    </style:style>
    <style:style style:name="P8" style:family="paragraph">
      <style:paragraph-properties fo:text-align="center"/>
      <style:text-properties fo:font-family="Palatino" style:font-family-generic="roman" style:font-pitch="variable" fo:font-size="8pt" style:font-size-asian="8pt" style:font-size-complex="8pt"/>
    </style:style>
    <style:style style:name="P9" style:family="paragraph">
      <style:paragraph-properties fo:text-align="center"/>
      <style:text-properties fo:color="#000080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family="Palatino" style:font-family-generic="roman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Ari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family="Palatino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Palatino" style:font-family-generic="roman" style:font-pitch="variable" fo:font-size="9pt" style:font-size-asian="9pt" style:font-size-complex="9pt"/>
    </style:style>
    <style:style style:name="T5" style:family="text">
      <style:text-properties fo:font-family="Palatino" style:font-family-generic="roman" style:font-pitch="variable" fo:font-size="8pt" style:font-size-asian="8pt" style:font-size-complex="8pt"/>
    </style:style>
    <style:style style:name="T6" style:family="text">
      <style:text-properties fo:font-family="Palatino" style:font-family-generic="roman" style:font-pitch="variable" fo:font-size="9pt" fo:font-weight="bold" style:font-size-asian="9pt" style:font-weight-asian="bold" style:font-size-complex="9pt" style:font-weight-complex="bold"/>
    </style:style>
    <style:style style:name="T7" style:family="text">
      <style:text-properties fo:font-family="Palatino" style:font-family-generic="roman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86cm" svg:y1="5.269cm" svg:x2="7.451cm" svg:y2="5.269cm">
          <text:p/>
        </draw:line>
        <draw:rect draw:style-name="gr2" draw:text-style-name="P3" draw:layer="layout" svg:width="2.951cm" svg:height="2.038cm" svg:x="0.093cm" svg:y="3.169cm">
          <text:p text:style-name="P2"><text:span text:style-name="T1">Linux</text:span></text:p>
        </draw:rect>
        <draw:line draw:style-name="gr1" draw:text-style-name="P1" draw:layer="layout" svg:x1="0.115cm" svg:y1="2.858cm" svg:x2="7.48cm" svg:y2="2.858cm">
          <text:p/>
        </draw:line>
        <draw:rect draw:style-name="gr3" draw:text-style-name="P4" draw:layer="layout" svg:width="3.166cm" svg:height="0.908cm" svg:x="0.101cm" svg:y="1.7cm">
          <text:p text:style-name="P2"><text:span text:style-name="T2">Android Platform</text:span></text:p>
        </draw:rect>
        <draw:rect draw:style-name="gr4" draw:text-style-name="P5" draw:layer="layout" svg:width="3.235cm" svg:height="2.445cm" svg:x="3.802cm" svg:y="0.341cm">
          <text:p/>
        </draw:rect>
        <draw:frame draw:style-name="gr5" draw:text-style-name="P6" draw:layer="layout" svg:width="1.928cm" svg:height="0.467cm" svg:x="2.863cm" svg:y="6.518cm">
          <draw:text-box>
            <text:p><text:span text:style-name="T3">Hardware</text:span></text:p>
          </draw:text-box>
        </draw:frame>
        <draw:frame draw:style-name="gr5" draw:text-style-name="P6" draw:layer="layout" svg:width="0.612cm" svg:height="0.467cm" svg:x="3.387cm" svg:y="2.952cm">
          <draw:text-box>
            <text:p><text:span text:style-name="T3">OS</text:span></text:p>
          </draw:text-box>
        </draw:frame>
        <draw:rect draw:style-name="gr6" draw:text-style-name="P7" draw:layer="layout" svg:width="3.028cm" svg:height="0.498cm" svg:x="3.967cm" svg:y="0.416cm">
          <text:p text:style-name="P1"><text:span text:style-name="T4">User Interface</text:span></text:p>
        </draw:rect>
        <draw:rect draw:style-name="gr6" draw:text-style-name="P8" draw:layer="layout" svg:width="1.095cm" svg:height="0.788cm" svg:x="3.937cm" svg:y="1.811cm">
          <text:p text:style-name="P1"><text:span text:style-name="T5">Replay</text:span></text:p>
          <text:p text:style-name="P1"><text:span text:style-name="T5">Engine</text:span></text:p>
        </draw:rect>
        <draw:g>
          <draw:rect draw:style-name="gr7" draw:text-style-name="P1" draw:layer="layout" svg:width="1.031cm" svg:height="1.031cm" svg:x="15.228cm" svg:y="-1.19cm">
            <text:p/>
          </draw:rect>
          <draw:frame draw:style-name="gr8" draw:text-style-name="P9" draw:layer="layout" svg:width="0.471cm" svg:height="0.372cm" svg:x="15.773cm" svg:y="-1.098cm">
            <draw:image xlink:href="Pictures/10000201000003E7000003146B8955FF.png" xlink:type="simple" xlink:show="embed" xlink:actuate="onLoad">
              <text:p/>
            </draw:image>
          </draw:frame>
          <draw:frame draw:style-name="gr8" draw:text-style-name="P1" draw:layer="layout" svg:width="0.482cm" svg:height="0.482cm" svg:x="15.261cm" svg:y="-1.145cm">
            <draw:image xlink:href="Pictures/1000020100000100000001009A20FE86.png" xlink:type="simple" xlink:show="embed" xlink:actuate="onLoad">
              <text:p/>
            </draw:image>
          </draw:frame>
          <draw:frame draw:style-name="gr8" draw:text-style-name="P1" draw:layer="layout" svg:width="0.524cm" svg:height="0.524cm" svg:x="15.231cm" svg:y="-0.706cm">
            <draw:image xlink:href="Pictures/10000201000000800000008020EC6305.png" xlink:type="simple" xlink:show="embed" xlink:actuate="onLoad">
              <text:p/>
            </draw:image>
          </draw:frame>
          <draw:frame draw:style-name="gr8" draw:text-style-name="P1" draw:layer="layout" svg:width="0.289cm" svg:height="0.397cm" svg:x="15.843cm" svg:y="-0.629cm">
            <draw:image xlink:href="Pictures/10000201000000F20000014C5592AAE4.png" xlink:type="simple" xlink:show="embed" xlink:actuate="onLoad">
              <text:p/>
            </draw:image>
          </draw:frame>
        </draw:g>
        <draw:frame draw:style-name="gr8" draw:text-style-name="P1" draw:layer="layout" svg:width="0.841cm" svg:height="0.84cm" svg:x="0.177cm" svg:y="6.033cm">
          <draw:image xlink:href="Pictures/1000020100000100000001009A20FE86.png" xlink:type="simple" xlink:show="embed" xlink:actuate="onLoad">
            <text:p/>
          </draw:image>
        </draw:frame>
        <draw:frame draw:style-name="gr8" draw:text-style-name="P1" draw:layer="layout" svg:width="0.817cm" svg:height="0.818cm" svg:x="1.161cm" svg:y="5.425cm">
          <draw:image xlink:href="Pictures/10000201000000800000008020EC6305.png" xlink:type="simple" xlink:show="embed" xlink:actuate="onLoad">
            <text:p/>
          </draw:image>
        </draw:frame>
        <draw:rect draw:style-name="gr9" draw:text-style-name="P10" draw:layer="layout" svg:width="6.374cm" svg:height="0.824cm" svg:x="0.155cm" svg:y="3.818cm">
          <text:p text:style-name="P1"><text:span text:style-name="T1">Mocking Intercept</text:span></text:p>
        </draw:rect>
        <draw:line draw:style-name="gr10" draw:text-style-name="P1" draw:layer="layout" svg:x1="1.032cm" svg:y1="4.507cm" svg:x2="6.005cm" svg:y2="4.5cm">
          <text:p/>
        </draw:line>
        <draw:line draw:style-name="gr11" draw:text-style-name="P1" draw:layer="layout" svg:x1="0.597cm" svg:y1="5.931cm" svg:x2="0.597cm" svg:y2="4.751cm">
          <text:p/>
        </draw:line>
        <draw:line draw:style-name="gr11" draw:text-style-name="P1" draw:layer="layout" svg:x1="1.559cm" svg:y1="5.44cm" svg:x2="1.559cm" svg:y2="4.784cm">
          <text:p/>
        </draw:line>
        <draw:rect draw:style-name="gr12" draw:text-style-name="P7" draw:layer="layout" svg:width="0.732cm" svg:height="0.496cm" svg:x="0.982cm" svg:y="6.264cm">
          <text:p text:style-name="P1"><text:span text:style-name="T4">GPS</text:span></text:p>
        </draw:rect>
        <draw:rect draw:style-name="gr12" draw:text-style-name="P7" draw:layer="layout" svg:width="2.171cm" svg:height="0.508cm" svg:x="1.847cm" svg:y="5.623cm">
          <text:p text:style-name="P1"><text:span text:style-name="T4">Accelerometer</text:span></text:p>
        </draw:rect>
        <draw:line draw:style-name="gr13" draw:text-style-name="P1" draw:layer="layout" svg:x1="4.35cm" svg:y1="3.931cm" svg:x2="1cm" svg:y2="3.931cm">
          <text:p/>
        </draw:line>
        <draw:line draw:style-name="gr13" draw:text-style-name="P1" draw:layer="layout" svg:x1="0.583cm" svg:y1="3.719cm" svg:x2="0.583cm" svg:y2="2.695cm">
          <text:p/>
        </draw:line>
        <draw:line draw:style-name="gr13" draw:text-style-name="P1" draw:layer="layout" svg:x1="1.545cm" svg:y1="3.759cm" svg:x2="1.545cm" svg:y2="2.735cm">
          <text:p/>
        </draw:line>
        <draw:rect draw:style-name="gr6" draw:text-style-name="P8" draw:layer="layout" svg:width="1.447cm" svg:height="0.788cm" svg:x="5.39cm" svg:y="1.81cm">
          <text:p text:style-name="P1"><text:span text:style-name="T5">Mocking</text:span></text:p>
          <text:p text:style-name="P1"><text:span text:style-name="T5">Scheduler</text:span></text:p>
        </draw:rect>
        <draw:rect draw:style-name="gr6" draw:text-style-name="P8" draw:layer="layout" svg:width="1.447cm" svg:height="0.788cm" svg:x="4.16cm" svg:y="0.977cm">
          <text:p text:style-name="P1"><text:span text:style-name="T5">Trace</text:span></text:p>
          <text:p text:style-name="P1"><text:span text:style-name="T5">Library</text:span></text:p>
        </draw:rect>
        <draw:rect draw:style-name="gr12" draw:text-style-name="P12" draw:layer="layout" svg:width="2.886cm" svg:height="0.376cm" svg:x="4.075cm" svg:y="0cm">
          <text:p text:style-name="P11"><text:span text:style-name="T6">PocketMocker</text:span></text:p>
        </draw:rect>
        <draw:line draw:style-name="gr14" draw:text-style-name="P1" draw:layer="layout" svg:x1="4.349cm" svg:y1="3.959cm" svg:x2="4.367cm" svg:y2="2.611cm">
          <text:p/>
        </draw:line>
        <draw:line draw:style-name="gr11" draw:text-style-name="P1" draw:layer="layout" svg:x1="6.014cm" svg:y1="4.517cm" svg:x2="6.014cm" svg:y2="2.562cm">
          <text:p/>
        </draw:line>
        <draw:rect draw:style-name="gr15" draw:text-style-name="P5" draw:layer="layout" svg:width="1.218cm" svg:height="0.633cm" svg:x="0.071cm" svg:y="0.906cm">
          <text:p text:style-name="P2"><text:span text:style-name="T7">App</text:span></text:p>
        </draw:rect>
        <draw:rect draw:style-name="gr15" draw:text-style-name="P5" draw:layer="layout" svg:width="1.218cm" svg:height="0.633cm" svg:x="0.927cm" svg:y="0.223cm">
          <text:p text:style-name="P2"><text:span text:style-name="T7">App</text:span></text:p>
        </draw:rect>
        <draw:rect draw:style-name="gr15" draw:text-style-name="P5" draw:layer="layout" svg:width="1.218cm" svg:height="0.633cm" svg:x="1.625cm" svg:y="0.93cm">
          <text:p text:style-name="P2"><text:span text:style-name="T7">App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6.9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ffrey Challen</meta:initial-creator>
    <meta:creation-date>2013-10-12T17:01:14</meta:creation-date>
    <dc:date>2013-10-18T07:46:22</dc:date>
    <dc:creator>Geoffrey Challen</dc:creator>
    <meta:editing-duration>PT1H23M35S</meta:editing-duration>
    <meta:editing-cycles>13</meta:editing-cycles>
    <meta:generator>OpenOffice.org/3.4.1$Unix OpenOffice.org_project/341m1$Build-9593</meta:generator>
    <meta:document-statistic meta:object-count="34"/>
  </office:meta>
</office:document-meta>
</file>